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060559" officeooo:paragraph-rsid="00060559" style:font-size-asian="12pt" style:font-size-complex="12pt"/>
    </style:style>
    <style:style style:name="P2" style:family="paragraph" style:parent-style-name="Standard">
      <style:paragraph-properties fo:line-height="200%"/>
      <style:text-properties style:font-name="Times New Roman" fo:font-size="12pt" officeooo:rsid="00060559" officeooo:paragraph-rsid="0013b0ff" style:font-size-asian="12pt" style:font-size-complex="12pt"/>
    </style:style>
    <style:style style:name="P3" style:family="paragraph" style:parent-style-name="Standard">
      <style:paragraph-properties fo:line-height="200%"/>
      <style:text-properties style:font-name="Times New Roman" fo:font-size="12pt" officeooo:rsid="00060559" officeooo:paragraph-rsid="00157229" style:font-size-asian="12pt" style:font-size-complex="12pt"/>
    </style:style>
    <style:style style:name="P4" style:family="paragraph" style:parent-style-name="Standard">
      <style:paragraph-properties fo:line-height="200%"/>
      <style:text-properties style:font-name="Times New Roman" fo:font-size="12pt" officeooo:rsid="00060559" officeooo:paragraph-rsid="001a2aef" style:font-size-asian="12pt" style:font-size-complex="12pt"/>
    </style:style>
    <style:style style:name="P5" style:family="paragraph" style:parent-style-name="Standard">
      <style:paragraph-properties fo:line-height="200%"/>
      <style:text-properties style:font-name="Times New Roman" fo:font-size="12pt" officeooo:rsid="00060559" officeooo:paragraph-rsid="001e99f2" style:font-size-asian="12pt" style:font-size-complex="12pt"/>
    </style:style>
    <style:style style:name="P6" style:family="paragraph" style:parent-style-name="Standard">
      <style:paragraph-properties fo:line-height="200%"/>
      <style:text-properties style:font-name="Times New Roman" fo:font-size="12pt" officeooo:rsid="00060559" officeooo:paragraph-rsid="001ff8e1" style:font-size-asian="12pt" style:font-size-complex="12pt"/>
    </style:style>
    <style:style style:name="P7" style:family="paragraph" style:parent-style-name="Standard">
      <style:paragraph-properties fo:line-height="200%"/>
      <style:text-properties style:font-name="Times New Roman" fo:font-size="12pt" officeooo:paragraph-rsid="00189a70" style:font-size-asian="12pt" style:font-size-complex="12pt"/>
    </style:style>
    <style:style style:name="P8" style:family="paragraph" style:parent-style-name="Standard">
      <style:paragraph-properties fo:line-height="200%"/>
      <style:text-properties style:font-name="Times New Roman" fo:font-size="12pt" officeooo:paragraph-rsid="001c3ea3" style:font-size-asian="12pt" style:font-size-complex="12pt"/>
    </style:style>
    <style:style style:name="P9" style:family="paragraph" style:parent-style-name="Standard">
      <style:paragraph-properties fo:line-height="200%"/>
      <style:text-properties style:font-name="Times New Roman" fo:font-size="12pt" officeooo:rsid="00132129" officeooo:paragraph-rsid="00132129" style:font-size-asian="12pt" style:font-size-complex="12pt"/>
    </style:style>
    <style:style style:name="P10" style:family="paragraph" style:parent-style-name="Standard">
      <style:paragraph-properties fo:line-height="200%"/>
      <style:text-properties style:font-name="Times New Roman" fo:font-size="12pt" officeooo:rsid="001c24c1" officeooo:paragraph-rsid="001c24c1" style:font-size-asian="12pt" style:font-size-complex="12pt"/>
    </style:style>
    <style:style style:name="P11" style:family="paragraph" style:parent-style-name="Standard">
      <style:paragraph-properties fo:line-height="200%"/>
      <style:text-properties style:font-name="Times New Roman" fo:font-size="12pt" officeooo:rsid="001e99f2" officeooo:paragraph-rsid="001e99f2" style:font-size-asian="12pt" style:font-size-complex="12pt"/>
    </style:style>
    <style:style style:name="P12" style:family="paragraph" style:parent-style-name="Standard">
      <style:paragraph-properties fo:line-height="200%"/>
      <style:text-properties style:font-name="Times New Roman" fo:font-size="12pt" officeooo:rsid="001ff8e1" officeooo:paragraph-rsid="001ff8e1" style:font-size-asian="12pt" style:font-size-complex="12pt"/>
    </style:style>
    <style:style style:name="P13" style:family="paragraph" style:parent-style-name="Standard">
      <style:paragraph-properties fo:line-height="200%" fo:text-align="center" style:justify-single-word="false"/>
      <style:text-properties style:font-name="Times New Roman" fo:font-size="12pt" officeooo:rsid="001ff8e1" officeooo:paragraph-rsid="001ff8e1" style:font-size-asian="12pt" style:font-size-complex="12pt"/>
    </style:style>
    <style:style style:name="P14" style:family="paragraph" style:parent-style-name="Standard">
      <style:paragraph-properties fo:line-height="200%"/>
      <style:text-properties officeooo:paragraph-rsid="00157229"/>
    </style:style>
    <style:style style:name="P15" style:family="paragraph" style:parent-style-name="Standard">
      <style:paragraph-properties fo:line-height="200%"/>
      <style:text-properties officeooo:paragraph-rsid="00180b2c"/>
    </style:style>
    <style:style style:name="P16" style:family="paragraph" style:parent-style-name="Standard">
      <style:paragraph-properties fo:line-height="200%"/>
      <style:text-properties officeooo:paragraph-rsid="001c24c1"/>
    </style:style>
    <style:style style:name="T1" style:family="text">
      <style:text-properties officeooo:rsid="00060559"/>
    </style:style>
    <style:style style:name="T2" style:family="text">
      <style:text-properties officeooo:rsid="0007bf94"/>
    </style:style>
    <style:style style:name="T3" style:family="text">
      <style:text-properties officeooo:rsid="00084a42"/>
    </style:style>
    <style:style style:name="T4" style:family="text">
      <style:text-properties officeooo:rsid="000a0b01"/>
    </style:style>
    <style:style style:name="T5" style:family="text">
      <style:text-properties officeooo:rsid="000bea3f"/>
    </style:style>
    <style:style style:name="T6" style:family="text">
      <style:text-properties officeooo:rsid="000cc8ec"/>
    </style:style>
    <style:style style:name="T7" style:family="text">
      <style:text-properties officeooo:rsid="000ebf56"/>
    </style:style>
    <style:style style:name="T8" style:family="text">
      <style:text-properties fo:font-variant="normal" fo:text-transform="none" fo:color="#222222" fo:letter-spacing="normal" fo:font-style="normal" fo:font-weight="normal"/>
    </style:style>
    <style:style style:name="T9" style:family="text">
      <style:text-properties fo:font-variant="normal" fo:text-transform="none" fo:color="#222222" fo:letter-spacing="normal" fo:font-style="normal" fo:font-weight="normal" officeooo:rsid="000ebf56"/>
    </style:style>
    <style:style style:name="T10" style:family="text">
      <style:text-properties fo:font-variant="normal" fo:text-transform="none" fo:color="#222222" fo:letter-spacing="normal" fo:font-style="normal" fo:font-weight="normal" officeooo:rsid="00104b03"/>
    </style:style>
    <style:style style:name="T11" style:family="text">
      <style:text-properties fo:font-variant="normal" fo:text-transform="none" fo:color="#222222" fo:letter-spacing="normal" fo:font-style="normal" fo:font-weight="normal" officeooo:rsid="0011b9d0"/>
    </style:style>
    <style:style style:name="T12" style:family="text">
      <style:text-properties fo:font-variant="normal" fo:text-transform="none" fo:color="#222222" fo:letter-spacing="normal" fo:font-style="normal" fo:font-weight="normal" officeooo:rsid="0013ad32"/>
    </style:style>
    <style:style style:name="T13" style:family="text">
      <style:text-properties fo:font-variant="normal" fo:text-transform="none" fo:color="#222222" fo:letter-spacing="normal" fo:font-style="normal" fo:font-weight="normal" officeooo:rsid="0013ad32" style:font-weight-asian="normal" style:font-weight-complex="normal"/>
    </style:style>
    <style:style style:name="T14" style:family="text">
      <style:text-properties fo:font-variant="normal" fo:text-transform="none" fo:color="#222222" fo:letter-spacing="normal" fo:font-style="normal" fo:font-weight="normal" officeooo:rsid="000ebf56" style:font-weight-asian="normal" style:font-weight-complex="normal"/>
    </style:style>
    <style:style style:name="T15" style:family="text">
      <style:text-properties fo:font-variant="normal" fo:text-transform="none" fo:color="#222222" fo:letter-spacing="normal" fo:font-style="normal" fo:font-weight="normal" officeooo:rsid="0013b0ff" style:font-weight-asian="normal" style:font-weight-complex="normal"/>
    </style:style>
    <style:style style:name="T16" style:family="text">
      <style:text-properties fo:font-variant="normal" fo:text-transform="none" fo:color="#222222" fo:letter-spacing="normal" fo:font-style="normal" fo:font-weight="normal" officeooo:rsid="00157229" style:font-weight-asian="normal" style:font-weight-complex="normal"/>
    </style:style>
    <style:style style:name="T17" style:family="text">
      <style:text-properties fo:font-variant="normal" fo:text-transform="none" fo:color="#222222" fo:letter-spacing="normal" fo:font-style="normal" fo:font-weight="normal" officeooo:rsid="0016b647" style:font-weight-asian="normal" style:font-weight-complex="normal"/>
    </style:style>
    <style:style style:name="T18" style:family="text">
      <style:text-properties fo:font-variant="normal" fo:text-transform="none" fo:color="#222222" fo:letter-spacing="normal" fo:font-style="normal" fo:font-weight="normal" officeooo:rsid="00157229"/>
    </style:style>
    <style:style style:name="T19" style:family="text">
      <style:text-properties fo:font-variant="normal" fo:text-transform="none" fo:color="#222222" fo:letter-spacing="normal" fo:font-style="normal" fo:font-weight="normal" officeooo:rsid="0013056e"/>
    </style:style>
    <style:style style:name="T20" style:family="text">
      <style:text-properties fo:font-variant="normal" fo:text-transform="none" fo:color="#222222" fo:letter-spacing="normal" fo:font-style="normal" fo:font-weight="normal" officeooo:rsid="001a2aef"/>
    </style:style>
    <style:style style:name="T21" style:family="text">
      <style:text-properties fo:font-variant="normal" fo:text-transform="none" fo:color="#222222" fo:letter-spacing="normal" fo:font-style="normal" fo:font-weight="normal" officeooo:rsid="001a2aef" style:font-style-asian="normal" style:font-style-complex="normal"/>
    </style:style>
    <style:style style:name="T22"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23" style:family="text">
      <style:text-properties fo:font-variant="normal" fo:text-transform="none" fo:color="#222222" fo:letter-spacing="normal" fo:font-style="normal" fo:font-weight="normal" officeooo:rsid="001a2aef" style:font-style-asian="normal" style:font-weight-asian="normal" style:font-style-complex="normal" style:font-weight-complex="normal"/>
    </style:style>
    <style:style style:name="T24" style:family="text">
      <style:text-properties fo:font-variant="normal" fo:text-transform="none" fo:color="#222222" fo:letter-spacing="normal" fo:font-style="normal" fo:font-weight="normal" officeooo:rsid="000ebf56" style:font-style-asian="normal" style:font-weight-asian="normal" style:font-style-complex="normal" style:font-weight-complex="normal"/>
    </style:style>
    <style:style style:name="T25" style:family="text">
      <style:text-properties fo:font-variant="normal" fo:text-transform="none" fo:color="#222222" fo:letter-spacing="normal" fo:font-style="normal" fo:font-weight="normal" officeooo:rsid="001c3ea3"/>
    </style:style>
    <style:style style:name="T26" style:family="text">
      <style:text-properties fo:font-variant="normal" fo:text-transform="none" fo:color="#222222" fo:letter-spacing="normal" fo:font-style="normal" fo:font-weight="normal" officeooo:rsid="001e99f2"/>
    </style:style>
    <style:style style:name="T27" style:family="text">
      <style:text-properties fo:font-variant="normal" fo:text-transform="none" fo:color="#222222" fo:letter-spacing="normal" fo:font-style="normal" fo:font-weight="normal" officeooo:rsid="001ff8e1"/>
    </style:style>
    <style:style style:name="T28" style:family="text">
      <style:text-properties fo:font-variant="normal" fo:text-transform="none" fo:color="#222222" fo:letter-spacing="normal" fo:font-style="normal" fo:font-weight="bold" officeooo:rsid="00104b03" style:font-weight-asian="bold" style:font-weight-complex="bold"/>
    </style:style>
    <style:style style:name="T29" style:family="text">
      <style:text-properties fo:font-variant="normal" fo:text-transform="none" fo:color="#222222" fo:letter-spacing="normal" fo:font-style="normal" fo:font-weight="bold" officeooo:rsid="0013ad32" style:font-weight-asian="bold" style:font-weight-complex="bold"/>
    </style:style>
    <style:style style:name="T30" style:family="text">
      <style:text-properties fo:font-variant="normal" fo:text-transform="none" fo:color="#222222" fo:letter-spacing="normal" fo:font-style="normal" fo:font-weight="bold" officeooo:rsid="00157229" style:font-weight-asian="bold" style:font-weight-complex="bold"/>
    </style:style>
    <style:style style:name="T31" style:family="text">
      <style:text-properties fo:font-variant="normal" fo:text-transform="none" fo:color="#222222" fo:letter-spacing="normal" fo:font-style="normal" fo:font-weight="bold" officeooo:rsid="0016b647" style:font-weight-asian="bold" style:font-weight-complex="bold"/>
    </style:style>
    <style:style style:name="T32" style:family="text">
      <style:text-properties fo:font-variant="normal" fo:text-transform="none" fo:color="#222222" fo:letter-spacing="normal" fo:font-style="normal" fo:font-weight="bold" officeooo:rsid="001a2aef" style:font-style-asian="normal" style:font-weight-asian="bold" style:font-style-complex="normal" style:font-weight-complex="bold"/>
    </style:style>
    <style:style style:name="T33" style:family="text">
      <style:text-properties fo:font-variant="normal" fo:text-transform="none" fo:color="#222222" fo:letter-spacing="normal" fo:font-style="italic" fo:font-weight="normal" officeooo:rsid="001a2aef" style:font-style-asian="italic" style:font-style-complex="italic"/>
    </style:style>
    <style:style style:name="T34" style:family="text">
      <style:text-properties fo:font-variant="normal" fo:text-transform="none" fo:color="#222222" fo:letter-spacing="normal" fo:font-style="italic" fo:font-weight="normal" officeooo:rsid="001a2aef" style:font-style-asian="italic" style:font-weight-asian="normal" style:font-style-complex="italic" style:font-weight-complex="normal"/>
    </style:style>
    <style:style style:name="T35" style:family="text">
      <style:text-properties fo:font-variant="normal" fo:text-transform="none" fo:color="#222222" style:font-name="Times New Roman" fo:font-size="12pt" fo:letter-spacing="normal" fo:font-style="normal" fo:font-weight="normal" officeooo:rsid="000ebf56" style:font-size-asian="12pt" style:font-size-complex="12pt"/>
    </style:style>
    <style:style style:name="T36" style:family="text">
      <style:text-properties fo:font-variant="normal" fo:text-transform="none" fo:color="#222222" style:font-name="Times New Roman" fo:font-size="12pt" fo:letter-spacing="normal" fo:font-style="normal" fo:font-weight="normal" officeooo:rsid="0011b9d0" style:font-size-asian="12pt" style:font-size-complex="12pt"/>
    </style:style>
    <style:style style:name="T37" style:family="text">
      <style:text-properties fo:font-variant="normal" fo:text-transform="none" fo:color="#222222" style:font-name="Times New Roman" fo:font-size="12pt" fo:letter-spacing="normal" fo:font-style="normal" fo:font-weight="normal" officeooo:rsid="0013ad32" style:font-size-asian="12pt" style:font-size-complex="12pt"/>
    </style:style>
    <style:style style:name="T38" style:family="text">
      <style:text-properties fo:font-variant="normal" fo:text-transform="none" fo:color="#222222" style:font-name="Times New Roman" fo:font-size="12pt" fo:letter-spacing="normal" fo:font-style="normal" fo:font-weight="normal" officeooo:rsid="00157229" style:font-size-asian="12pt" style:font-size-complex="12pt"/>
    </style:style>
    <style:style style:name="T39" style:family="text">
      <style:text-properties fo:font-variant="normal" fo:text-transform="none" fo:color="#222222" style:font-name="Times New Roman" fo:font-size="12pt" fo:letter-spacing="normal" fo:font-style="normal" fo:font-weight="normal" officeooo:rsid="0016b647" style:font-size-asian="12pt" style:font-size-complex="12pt"/>
    </style:style>
    <style:style style:name="T40" style:family="text">
      <style:text-properties fo:font-variant="normal" fo:text-transform="none" fo:color="#222222" style:font-name="Times New Roman" fo:font-size="12pt" fo:letter-spacing="normal" fo:font-style="normal" fo:font-weight="normal" officeooo:rsid="00180b2c" style:font-size-asian="12pt" style:font-size-complex="12pt"/>
    </style:style>
    <style:style style:name="T41" style:family="text">
      <style:text-properties fo:font-variant="normal" fo:text-transform="none" fo:color="#222222" style:font-name="Times New Roman" fo:font-size="12pt" fo:letter-spacing="normal" fo:font-style="normal" fo:font-weight="normal" officeooo:rsid="00189a70" style:font-size-asian="12pt" style:font-size-complex="12pt"/>
    </style:style>
    <style:style style:name="T42" style:family="text">
      <style:text-properties fo:font-style="normal" fo:font-weight="bold" officeooo:rsid="00132129" style:font-style-asian="normal" style:font-weight-asian="bold" style:font-style-complex="normal" style:font-weight-complex="bold"/>
    </style:style>
    <style:style style:name="T43" style:family="text">
      <style:text-properties fo:font-style="normal" fo:font-weight="normal" officeooo:rsid="00132129" style:font-style-asian="normal" style:font-weight-asian="normal" style:font-style-complex="normal" style:font-weight-complex="normal"/>
    </style:style>
    <style:style style:name="T44" style:family="text">
      <style:text-properties officeooo:rsid="0013056e"/>
    </style:style>
    <style:style style:name="T45" style:family="text">
      <style:text-properties officeooo:rsid="00132129"/>
    </style:style>
    <style:style style:name="T46" style:family="text">
      <style:text-properties style:text-position="super 58%" officeooo:rsid="00132129"/>
    </style:style>
    <style:style style:name="T47" style:family="text">
      <style:text-properties officeooo:rsid="00157229"/>
    </style:style>
    <style:style style:name="T48" style:family="text">
      <style:text-properties officeooo:rsid="001964a0"/>
    </style:style>
    <style:style style:name="T49" style:family="text">
      <style:text-properties officeooo:rsid="001a2aef"/>
    </style:style>
    <style:style style:name="T50" style:family="text">
      <style:text-properties officeooo:rsid="001c3ea3"/>
    </style:style>
    <style:style style:name="T51" style:family="text">
      <style:text-properties officeooo:rsid="001e99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9 March 2020</text:p>
      <text:p text:style-name="P12">CS1501</text:p>
      <text:p text:style-name="P13">Proposing Rabin-Karp</text:p>
      <text:p text:style-name="P9">String Pattern Matching</text:p>
      <text:p text:style-name="P8"><text:span text:style-name="T1"><text:tab/></text:span><text:span text:style-name="T2">String pattern matching is </text:span><text:span text:style-name="T4">the problem of finding one or more instances of a given “pattern” string inside of a larger “text” </text:span><text:span text:style-name="T5">string</text:span><text:span text:style-name="T4">. </text:span><text:span text:style-name="T5">It is a very relevant problem in computer science, and has uses in search engines, spam filters, spellchecking, and plagiarism detection. Since we often want to search over gigantic texts (e.g. </text:span><text:span text:style-name="T6">when scanning</text:span><text:span text:style-name="T5"> thousands or millions of web pages), optimizing the runtime of string pattern matching is of utmost importance. </text:span><text:span text:style-name="T48">The most naive approach is to simply go character by character through the text, checking “does this string start with the characters of the pattern string?” each time. However, such an approach </text:span><text:span text:style-name="T49">requires copious amounts of backtracking </text:span><text:span text:style-name="T50">(and a </text:span><text:span text:style-name="T9">Θ(n</text:span><text:span text:style-name="T25">m</text:span><text:span text:style-name="T9">) </text:span><text:span text:style-name="T25">runtime where n=length of text and m=length of string</text:span><text:span text:style-name="T50">)</text:span><text:span text:style-name="T49">, so we’re striving for something much more efficient.</text:span></text:p>
      <text:p text:style-name="P9">Rabin-Karp</text:p>
      <text:p text:style-name="P1"><text:tab/><text:span text:style-name="T3">Developed by Richard Karp and Michael Rabin, Rabin-Karp uses hashing to test for matche</text:span><text:span text:style-name="T49">s</text:span><text:span text:style-name="T3"> of the pattern string in the text. </text:span><text:span text:style-name="T44">The hash value is calculated using Horner’s method: each character in the string is given a value based on it’s position in the string and the number of characters in the alphabet (256 for ASCII). With A being </text:span><text:span text:style-name="T45">65, and B being 66, the string “AAB” has a value of (65*256</text:span><text:span text:style-name="T46">2</text:span><text:span text:style-name="T45"> + 65*256</text:span><text:span text:style-name="T46">1</text:span><text:span text:style-name="T45"> + 65*256</text:span><text:span text:style-name="T46">0</text:span><text:span text:style-name="T45">) = (4259840 + 16640 + 65) = 4276545. </text:span><text:span text:style-name="T51">Since the position of each character plays a role, two strings of the same characters, but in different order will have unique hash values.</text:span><text:span text:style-name="T45"> Then, if this doesn’t match the pattern string value it’s possible to go to the next hash value </text:span><text:span text:style-name="T42">in constant time</text:span><text:span text:style-name="T43"> by removing the value of the first character, multiplying the value by the size of the alphabet (256), and adding the value of the next character (e.g. 67 for ‘C’). The power of this “rolling hash” technique from Horner’s method is that it’s possible to calculate all possible matching hash values in a runtime linear </text:span><text:soft-page-break/><text:span text:style-name="T43">with the length of the text.</text:span></text:p>
      <text:p text:style-name="P7"><text:span text:style-name="T7"><text:tab/>Rabin-Karp first requires </text:span><text:span text:style-name="T9">Θ(m) runtime to calculate the hash of the pattern string. Then, since it uses the rolling-hash approach it only takes Θ(n) time to calculate the hashes of </text:span><text:span text:style-name="T26">each</text:span><text:span text:style-name="T9"> possible text string matches, </text:span><text:span text:style-name="T26">checking for a match each time</text:span><text:span text:style-name="T9">. Each rejection takes constant time (just comparing two numerical values), </text:span><text:span text:style-name="T18">but any possible match takes </text:span><text:span text:style-name="T9">Θ(</text:span><text:span text:style-name="T18">m</text:span><text:span text:style-name="T9">) </text:span><text:span text:style-name="T18">time to confirm or reject a match</text:span><text:span text:style-name="T9">, </text:span><text:span text:style-name="T18">so if every hash is a possible match, the </text:span><text:span text:style-name="T30">worst case</text:span><text:span text:style-name="T16"> runtime is </text:span><text:span text:style-name="T14">Θ(n</text:span><text:span text:style-name="T16">m</text:span><text:span text:style-name="T14">) </text:span></text:p>
      <text:p text:style-name="P5"><text:span text:style-name="T9"><text:tab/></text:span><text:span text:style-name="T18">However, i</text:span><text:span text:style-name="T9">f our algorithm is storing hash values in a 64-bit, unsigned data structure (such as a Java unsigned long), </text:span><text:span text:style-name="T10">then there are 2^64 ≈ 1.8*10^19 ≈ 20 quintillion possible hash values. Therefore, </text:span><text:span text:style-name="T11">assuming a uniform hash function and random data,</text:span><text:span text:style-name="T10"> we would expect only a 1 in 20 quintillion chance of a false positive, </text:span><text:span text:style-name="T28">so</text:span><text:span text:style-name="T10"> </text:span><text:span text:style-name="T28">unless we are being fed malicious data we can expect the runtime to be</text:span><text:span text:style-name="T10"> </text:span><text:span text:style-name="T9">Θ(n).</text:span></text:p>
      <text:p text:style-name="P6"><text:span text:style-name="T19"><text:tab/>Therefore, Rabin-Karp preprocesses in </text:span><text:span text:style-name="T9">Θ(</text:span><text:span text:style-name="T19">m</text:span><text:span text:style-name="T9">) </text:span><text:span text:style-name="T19">time, matches (including double checking for a correct match) in </text:span><text:span text:style-name="T9">Θ(n </text:span><text:span text:style-name="T19">+ m</text:span><text:span text:style-name="T9">) </text:span><text:span text:style-name="T19">time, and takes up </text:span><text:span text:style-name="T9">Θ(</text:span><text:span text:style-name="T19">1</text:span><text:span text:style-name="T9">) </text:span><text:span text:style-name="T19">space.</text:span></text:p>
      <text:p text:style-name="P5"><text:span text:style-name="T9"><text:tab/></text:span><text:span text:style-name="T19">As a bonus, if the pattern string is small enough that it is not possible to overflow the hash value’s data structure, we are guaranteed that no false positives can occur. </text:span><text:span text:style-name="T18">Storing hash values in a longer data structure is even better, while shorter ones (like 32-bit integers) will result in more false matches. </text:span><text:span text:style-name="T26">Therefore, when implementing Rabin-Karp, using as long of a data structure as reasonably possible to store the numerical hash value is preferred. Rabin-Karp is also easily modified to either search for the first instance of a pattern, or every instance as no backtracking through the text will ever be required due to the rolling hashes.</text:span></text:p>
      <text:p text:style-name="P11"><text:span text:style-name="T8">Implementation</text:span></text:p>
      <text:p text:style-name="P11"><text:span text:style-name="T8"><text:tab/>First, calculate the hash value of the pattern and store it, while also counting the length (m) of the pattern string. Then calculate the hash value of the first m characters in the text string. </text:span><text:span text:style-name="T27">While the string has more letters and the text hash is not equal to the pattern hash, </text:span><text:soft-page-break/><text:span text:style-name="T27">remove the value of the first character in the text hash, multiply the text hash by the alphabet size, and add on the value of the next character. This implementation finds the first instance of the pattern in the text (if any), but can be easily modified to find all instances without the need for backtracking.</text:span></text:p>
      <text:p text:style-name="P10"><text:span text:style-name="T19">K</text:span><text:span text:style-name="T8">nuth-Morris-Pratt</text:span></text:p>
      <text:p text:style-name="P3"><text:tab/><text:span text:style-name="T6">Knuth-Morris-Pratt (KMP) is one alternative approach to string pattern matching. </text:span><text:span text:style-name="T44">KMP </text:span><text:span text:style-name="T47">first preprocesses the pattern to build a deterministic finite automaton (DFA) of the pattern in order to avoid having to backtrack when processing the text</text:span><text:span text:style-name="T18">. KMP has </text:span><text:span text:style-name="T9">Θ(n</text:span><text:span text:style-name="T18">+m</text:span><text:span text:style-name="T9">) </text:span><text:span text:style-name="T18">total runtime, and uses </text:span><text:span text:style-name="T9">Θ(</text:span><text:span text:style-name="T18">m</text:span><text:span text:style-name="T9">) </text:span><text:span text:style-name="T18">auxillary space.</text:span></text:p>
      <text:p text:style-name="P4"><text:span text:style-name="T18"><text:tab/></text:span><text:span text:style-name="T20">A downside of KMP is that it fails if the goal is to find </text:span><text:span text:style-name="T33">every</text:span><text:span text:style-name="T21"> string match in the text (instead of just the first one). While Rabin-Karp has no problem finding the match of the string “ABA” at both “</text:span><text:span text:style-name="T32">ABA</text:span><text:span text:style-name="T23">BA” </text:span><text:span text:style-name="T34">and </text:span><text:span text:style-name="T23">“AB</text:span><text:span text:style-name="T32">ABA</text:span><text:span text:style-name="T23">”, the default implementation of KMP would simply stop at the first instance, and might have to backtrack in the text to restart running the string on the DFA, quite defeating the point of a </text:span><text:span text:style-name="T24">Θ(n) </text:span><text:span text:style-name="T23">runtime.</text:span></text:p>
      <text:p text:style-name="P10"><text:span text:style-name="T23">B</text:span><text:span text:style-name="T22">oyer-Moore</text:span></text:p>
      <text:p text:style-name="P16"><text:span text:style-name="T38"><text:tab/></text:span><text:span text:style-name="T39">Boyer-Moore is another string pattern matching algorithm that uses preprocessing of the initial pattern to determine how far the algorithm can “skip ahead” when it finds a mismatched character between the pattern and the text. The idea is that if the pattern is 100 A’s and the text is 1000 B’s, the algorithm would only have to make 10 total comparisons since it jumps forward m characters each time it finds a character that isn’t in the pattern at all (or makes smaller jumps </text:span><text:span text:style-name="T40">for characters in the middle of the pattern string). Boyer-Moore has a space complexity of </text:span><text:span text:style-name="T35">Θ(</text:span><text:span text:style-name="T40">k</text:span><text:span text:style-name="T35">) </text:span><text:span text:style-name="T40">(where k is the size of the alphabet) and a theoretical average runtime of </text:span><text:span text:style-name="T35">Θ(n</text:span><text:span text:style-name="T40">/m</text:span><text:span text:style-name="T35">) </text:span><text:span text:style-name="T40">although is has a worst-case runtime of </text:span><text:span text:style-name="T35">Θ(n</text:span><text:span text:style-name="T40">m</text:span><text:span text:style-name="T35">) </text:span><text:span text:style-name="T40">where the pattern is “XXXXX” and the text is “XXX….XXY”.</text:span><text:span text:style-name="T35"> </text:span><text:span text:style-name="T40"><text:s/>The advantage of Boyer-Moore compared to Rabin-Karp is that when the pattern is relatively uniform and/or missing a lot of common </text:span><text:soft-page-break/><text:span text:style-name="T40">characters in the text it’s possible to skip large portions of work.</text:span></text:p>
      <text:p text:style-name="P15"><text:span text:style-name="T40"><text:tab/>However, the downside of Boyer-Moore is that often the text we want to search through is something like English text, where many common words/characters are used frequently. For example, a pattern string like “before the” won’t be able to skip nearly as much work due to the prevalence of the word “the” in the English language, so the algorithm would perform closer to </text:span><text:span text:style-name="T35">Θ(n) </text:span><text:span text:style-name="T40">than the ideal </text:span><text:span text:style-name="T35">Θ(</text:span><text:span text:style-name="T40">m</text:span><text:span text:style-name="T35">). </text:span><text:span text:style-name="T40">Also, when “live” searching (like when using ctrl-f), the first search is of the first character the user types, which has a length of 1 so </text:span><text:span text:style-name="T35">Θ(n/</text:span><text:span text:style-name="T40">m</text:span><text:span text:style-name="T35">) </text:span><text:span text:style-name="T40">is just </text:span><text:span text:style-name="T35">Θ(n) </text:span><text:span text:style-name="T40">anyway. In conclusion, while Rabin-Karp and Boyer-Moore both have </text:span><text:span text:style-name="T35">Θ(n</text:span><text:span text:style-name="T40">m</text:span><text:span text:style-name="T35">) </text:span><text:span text:style-name="T40">worst cases, Boyer-Moore is infinitely more likely to behave like the worst case than Rabin-Karp </text:span><text:span text:style-name="T41">(1 in 20 quintillion for a false positive match)</text:span><text:span text:style-name="T40"> in real-life scenarios.</text:span><text:span text:style-name="T35"> </text:span><text:span text:style-name="T40"><text:s/></text:span><text:span text:style-name="T35"><text:s/></text:span></text:p>
      <text:p text:style-name="P10">Conclusions and the Future of Rabin-Karp</text:p>
      <text:p text:style-name="P14"><text:span text:style-name="T36"><text:tab/></text:span><text:span text:style-name="T37">Since Rabin-Karp </text:span><text:span text:style-name="T38">is the most space efficient at </text:span><text:span text:style-name="T41">constant space and</text:span><text:span text:style-name="T38"> </text:span><text:span text:style-name="T41">virtually always adheres to a linear runtime</text:span><text:span text:style-name="T39">, Rabin-Karp is superior to KMP, Boyer-Moore, and other string pattern matching algorithms.</text:span></text:p>
      <text:p text:style-name="P2"><text:span text:style-name="T12"><text:tab/>In the future, more work could be done to bring the </text:span><text:span text:style-name="T29">worst</text:span><text:span text:style-name="T13"> case runtime down from </text:span><text:span text:style-name="T14">Θ(n</text:span><text:span text:style-name="T13">m</text:span><text:span text:style-name="T14">). </text:span><text:span text:style-name="T13">Although it’s </text:span><text:span text:style-name="T15">almost a technicality that the runtime isn’t </text:span><text:span text:style-name="T14">Θ(n), </text:span><text:span text:style-name="T15">it’s possible that some heuristic could be used to figure out if the incoming data is maliciously providing false-positive matches on purpose to break the system. </text:span></text:p>
      <text:p text:style-name="P2"><text:span text:style-name="T15"><text:tab/></text:span><text:span text:style-name="T17">Additionally, if we know they type of input that the pattern and text are, it’s possible to create a hashing system that is more efficient and results in fewer false-positives. Since English text mainly contains letters and punctuation, the first 32 characters in ASCII will practically never show up for many input strings. If we narrow the scope of the problem (e.g. to English web pages), then it may be possible to exploit the </text:span><text:span text:style-name="T31">more likely</text:span><text:span text:style-name="T17"> differences between strings, as well as make it less likely to overflow the hash value’s data structur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arial" svg:font-family="arial, sans-serif"/>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9T12:33:07.714000000</meta:creation-date>
    <dc:title>Default</dc:title>
    <meta:editing-cycles>13</meta:editing-cycles>
    <meta:generator>LibreOffice/6.4.0.3$Windows_X86_64 LibreOffice_project/b0a288ab3d2d4774cb44b62f04d5d28733ac6df8</meta:generator>
    <meta:editing-duration>PT1H28M53S</meta:editing-duration>
    <dc:date>2020-03-29T18:12:24.793000000</dc:date>
    <meta:document-statistic meta:table-count="0" meta:image-count="0" meta:object-count="0" meta:page-count="4" meta:paragraph-count="23" meta:word-count="1331" meta:character-count="7830" meta:non-whitespace-character-count="6502"/>
    <meta:template xlink:type="simple" xlink:actuate="onRequest" xlink:title="Default" xlink:href="../../../../../../Program%20Files/LibreOffice/share/template/common/styles/Default.ott" meta:date="2020-03-29T12:33:07.027000000"/>
  </office:meta>
</office:document-meta>
</file>